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A9D08E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A9D08E" style:repeat-content="false"/>
      <style:paragraph-properties fo:text-align="center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A9D08E" style:repeat-content="false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/>
      <style:text-properties fo:font-size="9pt" style:font-size-asian="9pt" style:font-size-complex="9pt"/>
    </style:style>
    <style:style style:name="ce6" style:family="table-cell" style:parent-style-name="Default" style:data-style-name="N3">
      <style:table-cell-properties fo:border="thin solid #000000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7" style:family="table-cell" style:parent-style-name="Default" style:data-style-name="N13">
      <style:table-cell-properties fo:border="thin solid #000000" style:vertical-align="automatic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8" style:family="table-cell" style:parent-style-name="Percent" style:data-style-name="N37">
      <style:table-cell-properties fo:border="thin solid #000000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9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10" style:family="table-cell" style:parent-style-name="Default" style:data-style-name="N0">
      <style:table-cell-properties fo:border="thin solid #000000" fo:background-color="transparent"/>
      <style:text-properties fo:font-size="9pt" style:font-size-asian="9pt" style:font-size-complex="9pt"/>
    </style:style>
    <style:style style:name="ce11" style:family="table-cell" style:parent-style-name="Default" style:data-style-name="N13">
      <style:table-cell-properties fo:border="thin solid #000000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9pt" style:font-size-asian="9pt" style:font-size-complex="9pt"/>
    </style:style>
    <style:style style:name="ce13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D9D9D9" style:repeat-content="false"/>
      <style:paragraph-properties fo:text-align="center"/>
      <style:text-properties fo:font-size="9pt" style:font-size-asian="9pt" style:font-size-complex="9pt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D9D9D9" style:repeat-content="false"/>
      <style:paragraph-properties fo:text-align="center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9D9D9" style:repeat-content="false"/>
      <style:paragraph-properties fo:text-align="center"/>
      <style:text-properties fo:font-size="9pt" style:font-size-asian="9pt" style:font-size-complex="9pt"/>
    </style:style>
    <style:style style:name="ce1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.353cm"/>
      <style:text-properties fo:font-size="9pt" style:font-size-asian="9pt" style:font-size-complex="9pt"/>
    </style:style>
    <style:style style:name="ce18" style:family="table-cell" style:parent-style-name="Percent" style:data-style-name="N13">
      <style:table-cell-properties fo:border="thin solid #000000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19" style:family="table-cell" style:parent-style-name="Default" style:data-style-name="N0">
      <style:table-cell-properties fo:border="thin solid #000000"/>
    </style:style>
    <style:style style:name="ce2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21" style:family="table-cell" style:parent-style-name="Default" style:data-style-name="N0">
      <style:table-cell-properties fo:border="thin solid #000000" style:vertical-align="middle" fo:background-color="#A9D08E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order="thin solid #000000" style:vertical-align="middle" fo:background-color="#A9D08E" style:repeat-content="false"/>
      <style:paragraph-properties fo:text-align="center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ext-properties fo:font-size="9pt" style:font-size-asian="9pt" style:font-size-complex="9pt"/>
    </style:style>
    <style:style style:name="ce25" style:family="table-cell" style:parent-style-name="Default" style:data-style-name="N0">
      <style:table-cell-properties fo:border="thin solid #000000" style:vertical-align="automatic" fo:wrap-option="wrap" fo:background-color="#548235" style:repeat-content="false"/>
      <style:paragraph-properties fo:text-align="center"/>
      <style:text-properties fo:color="#FFFFFF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27" style:family="table-cell" style:parent-style-name="Default" style:data-style-name="N4">
      <style:table-cell-properties fo:border="thin solid #000000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T1" style:family="text" style:parent-style-name="Default">
      <style:text-properties fo:color="#FFFFFF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FFFFFF" style:text-line-through-style="none" style:font-name="Calibri" style:font-name-asian="Calibri" style:font-name-complex="Calibri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6.3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35479166666667cm"/>
    </style:style>
    <style:style style:name="ro1" style:family="table-row">
      <style:table-row-properties style:row-height="35.25pt" style:use-optimal-row-height="false" fo:break-before="auto"/>
    </style:style>
    <style:style style:name="ro2" style:family="table-row">
      <style:table-row-properties style:row-height="27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29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ceania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23"/>
        <table:table-column table:style-name="co2" table:number-columns-repeated="16378" table:default-cell-style-name="ce1"/>
        <table:table-row table:style-name="ro1">
          <table:table-cell office:value-type="string" table:number-columns-spanned="6" table:number-rows-spanned="1" table:style-name="ce25">
            <text:p><text:span text:style-name="T2">OCEANIA</text:span><text:span text:style-name="T2"/></text:p>
            <text:p>25 countries and territorie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2">
            <text:p>Variable (unit)</text:p>
          </table:table-cell>
          <table:table-cell office:value-type="float" office:value="1990" table:style-name="ce3">
            <text:p>1990</text:p>
          </table:table-cell>
          <table:table-cell office:value-type="float" office:value="2000" table:style-name="ce3">
            <text:p>2000</text:p>
          </table:table-cell>
          <table:table-cell office:value-type="float" office:value="2010" table:style-name="ce3">
            <text:p>2010</text:p>
          </table:table-cell>
          <table:table-cell office:value-type="string" table:style-name="ce3">
            <text:p>2020<text:s/><text:span text:style-name="T3">1)</text:span></text:p>
          </table:table-cell>
          <table:table-cell office:value-type="string" table:style-name="ce4">
            <text:p>Data availability<text:s/><text:span text:style-name="T3">2)</text:span>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Forest area (million ha)</text:p>
          </table:table-cell>
          <table:table-cell office:value-type="float" office:value="184.97430999999995" table:style-name="ce6">
            <text:p>185</text:p>
          </table:table-cell>
          <table:table-cell office:value-type="float" office:value="183.32844625599995" table:style-name="ce6">
            <text:p>183</text:p>
          </table:table-cell>
          <table:table-cell office:value-type="float" office:value="181.01503529599995" table:style-name="ce6">
            <text:p>181</text:p>
          </table:table-cell>
          <table:table-cell office:value-type="float" office:value="185.24801999999997" table:style-name="ce6">
            <text:p>185</text:p>
          </table:table-cell>
          <table:table-cell office:value-type="percentage" office:value="1" table:style-name="ce7">
            <text:p>100%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Forest area (% of land area)</text:p>
          </table:table-cell>
          <table:table-cell office:value-type="percentage" office:value="0.21796172767496796" table:style-name="ce8">
            <text:p>21.8%</text:p>
          </table:table-cell>
          <table:table-cell office:value-type="percentage" office:value="0.21602234860573488" table:style-name="ce8">
            <text:p>21.6%</text:p>
          </table:table-cell>
          <table:table-cell office:value-type="percentage" office:value="0.21329637520075881" table:style-name="ce8">
            <text:p>21.3%</text:p>
          </table:table-cell>
          <table:table-cell office:value-type="percentage" office:value="0.21828424978348088" table:style-name="ce8">
            <text:p>21.8%</text:p>
          </table:table-cell>
          <table:table-cell office:value-type="percentage" office:value="1" table:style-name="ce7">
            <text:p>100%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Growing stock (billion m<text:span text:style-name="T5">3</text:span>)</text:p>
          </table:table-cell>
          <table:table-cell office:value-type="float" office:value="18.713114841482163" table:style-name="ce6">
            <text:p>19</text:p>
          </table:table-cell>
          <table:table-cell office:value-type="float" office:value="18.706486376079202" table:style-name="ce6">
            <text:p>19</text:p>
          </table:table-cell>
          <table:table-cell office:value-type="float" office:value="18.797696066278633" table:style-name="ce6">
            <text:p>19</text:p>
          </table:table-cell>
          <table:table-cell office:value-type="float" office:value="18.867256542682707" table:style-name="ce6">
            <text:p>19</text:p>
          </table:table-cell>
          <table:table-cell office:value-type="string" table:style-name="ce7">
            <text:p>100%<text:s/><text:span text:style-name="T5">3)</text:span>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Growing stock (m<text:span text:style-name="T5">3</text:span>/ha)</text:p>
          </table:table-cell>
          <table:table-cell office:value-type="float" office:value="101.16602052188851" table:style-name="ce9">
            <text:p>101.2</text:p>
          </table:table-cell>
          <table:table-cell office:value-type="float" office:value="102.03810024090564" table:style-name="ce9">
            <text:p>102.0</text:p>
          </table:table-cell>
          <table:table-cell office:value-type="float" office:value="103.84604812268886" table:style-name="ce9">
            <text:p>103.8</text:p>
          </table:table-cell>
          <table:table-cell office:value-type="float" office:value="101.84862727646271" table:style-name="ce9">
            <text:p>101.8</text:p>
          </table:table-cell>
          <table:table-cell office:value-type="string" table:style-name="ce7">
            <text:p>100%<text:s/><text:span text:style-name="T5">3)</text:span>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Carbon stock in biomass (Gt)</text:p>
          </table:table-cell>
          <table:table-cell office:value-type="float" office:value="13.941667055138165" table:style-name="ce6">
            <text:p>14</text:p>
          </table:table-cell>
          <table:table-cell office:value-type="float" office:value="13.871422342100718" table:style-name="ce6">
            <text:p>14</text:p>
          </table:table-cell>
          <table:table-cell office:value-type="float" office:value="13.857374606443996" table:style-name="ce6">
            <text:p>14</text:p>
          </table:table-cell>
          <table:table-cell office:value-type="float" office:value="13.881218268447405" table:style-name="ce6">
            <text:p>14</text:p>
          </table:table-cell>
          <table:table-cell office:value-type="string" table:style-name="ce7">
            <text:p>100%<text:s/><text:span text:style-name="T5">3)</text:span>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Carbon stock in biomass (t/ha)</text:p>
          </table:table-cell>
          <table:table-cell office:value-type="float" office:value="75.370828820165187" table:style-name="ce9">
            <text:p>75.4</text:p>
          </table:table-cell>
          <table:table-cell office:value-type="float" office:value="75.664320651747943" table:style-name="ce9">
            <text:p>75.7</text:p>
          </table:table-cell>
          <table:table-cell office:value-type="float" office:value="76.553721539120204" table:style-name="ce9">
            <text:p>76.6</text:p>
          </table:table-cell>
          <table:table-cell office:value-type="float" office:value="74.933153231259411" table:style-name="ce9">
            <text:p>74.9</text:p>
          </table:table-cell>
          <table:table-cell office:value-type="string" table:style-name="ce7">
            <text:p>100%<text:s/><text:span text:style-name="T5">3)</text:span>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Total carbon stock (Gt)</text:p>
          </table:table-cell>
          <table:table-cell office:value-type="float" office:value="33.338486751037166" table:style-name="ce6">
            <text:p>33</text:p>
          </table:table-cell>
          <table:table-cell office:value-type="float" office:value="33.110961086479968" table:style-name="ce6">
            <text:p>33</text:p>
          </table:table-cell>
          <table:table-cell office:value-type="float" office:value="33.076573655652126" table:style-name="ce6">
            <text:p>33</text:p>
          </table:table-cell>
          <table:table-cell office:value-type="float" office:value="33.063205441436814" table:style-name="ce6">
            <text:p>33</text:p>
          </table:table-cell>
          <table:table-cell office:value-type="string" table:style-name="ce7">
            <text:p>100%<text:s/><text:span text:style-name="T5">3)</text:span>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Total carbon stock (t/ha)</text:p>
          </table:table-cell>
          <table:table-cell office:value-type="float" office:value="180.2330645322433" table:style-name="ce9">
            <text:p>180.2</text:p>
          </table:table-cell>
          <table:table-cell office:value-type="float" office:value="180.61005677342516" table:style-name="ce9">
            <text:p>180.6</text:p>
          </table:table-cell>
          <table:table-cell office:value-type="float" office:value="182.72832199581956" table:style-name="ce9">
            <text:p>182.7</text:p>
          </table:table-cell>
          <table:table-cell office:value-type="float" office:value="178.48074943762867" table:style-name="ce9">
            <text:p>178.5</text:p>
          </table:table-cell>
          <table:table-cell office:value-type="string" table:style-name="ce7">
            <text:p>100%<text:s/><text:span text:style-name="T5">3)</text:span></text:p>
          </table:table-cell>
          <table:table-cell table:number-columns-repeated="16378"/>
        </table:table-row>
        <table:table-row table:style-name="ro3">
          <table:table-cell office:value-type="string" table:style-name="ce10">
            <text:p>Naturally regenerating forest (million ha)</text:p>
          </table:table-cell>
          <table:table-cell office:value-type="float" office:value="181.70453999999995" table:style-name="ce6">
            <text:p>182</text:p>
          </table:table-cell>
          <table:table-cell office:value-type="float" office:value="179.06663999999998" table:style-name="ce6">
            <text:p>179</text:p>
          </table:table-cell>
          <table:table-cell office:value-type="float" office:value="176.03702999999996" table:style-name="ce6">
            <text:p>176</text:p>
          </table:table-cell>
          <table:table-cell office:value-type="float" office:value="179.94853000000003" table:style-name="ce6">
            <text:p>180</text:p>
          </table:table-cell>
          <table:table-cell office:value-type="percentage" office:value="0.99736358855549445" table:style-name="ce11">
            <text:p>100%</text:p>
          </table:table-cell>
          <table:table-cell table:number-columns-repeated="16378"/>
        </table:table-row>
        <table:table-row table:style-name="ro3">
          <table:table-cell office:value-type="string" table:style-name="ce10">
            <text:p>Planted forest (million ha)</text:p>
          </table:table-cell>
          <table:table-cell office:value-type="float" office:value="2.7843300000000002" table:style-name="ce9">
            <text:p>2.8</text:p>
          </table:table-cell>
          <table:table-cell office:value-type="float" office:value="3.7750599999999999" table:style-name="ce9">
            <text:p>3.8</text:p>
          </table:table-cell>
          <table:table-cell office:value-type="float" office:value="4.4907399999999997" table:style-name="ce9">
            <text:p>4.5</text:p>
          </table:table-cell>
          <table:table-cell office:value-type="float" office:value="4.8117000000000019" table:style-name="ce9">
            <text:p>4.8</text:p>
          </table:table-cell>
          <table:table-cell office:value-type="percentage" office:value="0.99736358855549445" table:style-name="ce11">
            <text:p>100%</text:p>
          </table:table-cell>
          <table:table-cell table:number-columns-repeated="16378"/>
        </table:table-row>
        <table:table-row table:style-name="ro3">
          <table:table-cell office:value-type="string" table:style-name="ce10">
            <text:p>… of which plantation forest (million ha)</text:p>
          </table:table-cell>
          <table:table-cell office:value-type="float" office:value="2.7762099999999998" table:style-name="ce9">
            <text:p>2.8</text:p>
          </table:table-cell>
          <table:table-cell office:value-type="float" office:value="3.7669600000000001" table:style-name="ce9">
            <text:p>3.8</text:p>
          </table:table-cell>
          <table:table-cell office:value-type="float" office:value="4.3234500000000002" table:style-name="ce9">
            <text:p>4.3</text:p>
          </table:table-cell>
          <table:table-cell office:value-type="float" office:value="4.3559899999999994" table:style-name="ce9">
            <text:p>4.4</text:p>
          </table:table-cell>
          <table:table-cell office:value-type="percentage" office:value="0.99736358855549445" table:style-name="ce11">
            <text:p>100%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Primary forest (million ha)</text:p>
          </table:table-cell>
          <table:table-cell office:value-type="float" office:value="2.74824" table:style-name="ce6">
            <text:p>3</text:p>
          </table:table-cell>
          <table:table-cell office:value-type="float" office:value="2.7740300000000002" table:style-name="ce6">
            <text:p>3</text:p>
          </table:table-cell>
          <table:table-cell office:value-type="float" office:value="2.8008200000000003" table:style-name="ce6">
            <text:p>3</text:p>
          </table:table-cell>
          <table:table-cell office:value-type="float" office:value="2.6172200000000001" table:style-name="ce6">
            <text:p>3</text:p>
          </table:table-cell>
          <table:table-cell office:value-type="percentage" office:value="6.80047754356565E-2" table:style-name="ce11">
            <text:p>7%</text:p>
          </table:table-cell>
          <table:table-cell table:number-columns-repeated="16378"/>
        </table:table-row>
        <table:table-row table:style-name="ro3">
          <table:table-cell office:value-type="string" table:style-name="ce12">
            <text:p>Mangroves (million ha)</text:p>
          </table:table-cell>
          <table:table-cell office:value-type="float" office:value="1.4465399999999999" table:style-name="ce27">
            <text:p>1.45</text:p>
          </table:table-cell>
          <table:table-cell office:value-type="float" office:value="1.1503299999999996" table:style-name="ce27">
            <text:p>1.15</text:p>
          </table:table-cell>
          <table:table-cell office:value-type="float" office:value="1.31436" table:style-name="ce27">
            <text:p>1.31</text:p>
          </table:table-cell>
          <table:table-cell office:value-type="float" office:value="1.2553799999999997" table:style-name="ce27">
            <text:p>1.26</text:p>
          </table:table-cell>
          <table:table-cell office:value-type="percentage" office:value="0.99947227506129366" table:style-name="ce11">
            <text:p>100%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Forest in protected areas (million ha)</text:p>
          </table:table-cell>
          <table:table-cell office:value-type="float" office:value="17.734330000000003" table:style-name="ce6">
            <text:p>18</text:p>
          </table:table-cell>
          <table:table-cell office:value-type="float" office:value="21.105710000000002" table:style-name="ce6">
            <text:p>21</text:p>
          </table:table-cell>
          <table:table-cell office:value-type="float" office:value="26.021530000000002" table:style-name="ce6">
            <text:p>26</text:p>
          </table:table-cell>
          <table:table-cell office:value-type="float" office:value="27.741250000000001" table:style-name="ce6">
            <text:p>28</text:p>
          </table:table-cell>
          <table:table-cell office:value-type="percentage" office:value="0.78459462076841635" table:style-name="ce11">
            <text:p>78%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Forest area with management plans (million ha)</text:p>
          </table:table-cell>
          <table:table-cell table:style-name="ce13"/>
          <table:table-cell office:value-type="float" office:value="12.043959999999998" table:style-name="ce6">
            <text:p>12</text:p>
          </table:table-cell>
          <table:table-cell office:value-type="float" office:value="12.458069999999999" table:style-name="ce6">
            <text:p>12</text:p>
          </table:table-cell>
          <table:table-cell office:value-type="float" office:value="12.45307" table:style-name="ce6">
            <text:p>12</text:p>
          </table:table-cell>
          <table:table-cell office:value-type="percentage" office:value="0.24713219606881634" table:style-name="ce11">
            <text:p>25%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Designated management objective</text:p>
          </table:table-cell>
          <table:table-cell table:style-name="ce14"/>
          <table:table-cell table:number-columns-repeated="3" table:style-name="ce15"/>
          <table:table-cell table:style-name="ce16"/>
          <table:table-cell table:number-columns-repeated="16378"/>
        </table:table-row>
        <table:table-row table:style-name="ro3">
          <table:table-cell office:value-type="string" table:style-name="ce17">
            <text:p>Production (million ha)</text:p>
          </table:table-cell>
          <table:table-cell office:value-type="float" office:value="8.0350599999999996" table:style-name="ce9">
            <text:p>8.0</text:p>
          </table:table-cell>
          <table:table-cell office:value-type="float" office:value="8.7205500000000011" table:style-name="ce9">
            <text:p>8.7</text:p>
          </table:table-cell>
          <table:table-cell office:value-type="float" office:value="9.2932699999999997" table:style-name="ce9">
            <text:p>9.3</text:p>
          </table:table-cell>
          <table:table-cell office:value-type="float" office:value="9.2046300000000016" table:style-name="ce9">
            <text:p>9.2</text:p>
          </table:table-cell>
          <table:table-cell office:value-type="percentage" office:value="0.97655742825213476" table:style-name="ce18">
            <text:p>98%</text:p>
          </table:table-cell>
          <table:table-cell table:number-columns-repeated="16378"/>
        </table:table-row>
        <table:table-row table:style-name="ro3">
          <table:table-cell office:value-type="string" table:style-name="ce17">
            <text:p>Protection of soil and water (million ha)</text:p>
          </table:table-cell>
          <table:table-cell office:value-type="float" office:value="1.16543" table:style-name="ce9">
            <text:p>1.2</text:p>
          </table:table-cell>
          <table:table-cell office:value-type="float" office:value="1.1633999999999998" table:style-name="ce9">
            <text:p>1.2</text:p>
          </table:table-cell>
          <table:table-cell office:value-type="float" office:value="1.1613599999999999" table:style-name="ce9">
            <text:p>1.2</text:p>
          </table:table-cell>
          <table:table-cell office:value-type="float" office:value="1.1522099999999997" table:style-name="ce9">
            <text:p>1.2</text:p>
          </table:table-cell>
          <table:table-cell office:value-type="percentage" office:value="0.25556030234493204" table:style-name="ce18">
            <text:p>26%</text:p>
          </table:table-cell>
          <table:table-cell table:number-columns-repeated="16378"/>
        </table:table-row>
        <table:table-row table:style-name="ro3">
          <table:table-cell office:value-type="string" table:style-name="ce17">
            <text:p>Conservation (million ha)</text:p>
          </table:table-cell>
          <table:table-cell office:value-type="float" office:value="20.472079999999995" table:style-name="ce6">
            <text:p>20</text:p>
          </table:table-cell>
          <table:table-cell office:value-type="float" office:value="23.972840000000001" table:style-name="ce6">
            <text:p>24</text:p>
          </table:table-cell>
          <table:table-cell office:value-type="float" office:value="28.98085" table:style-name="ce6">
            <text:p>29</text:p>
          </table:table-cell>
          <table:table-cell office:value-type="float" office:value="30.752359999999996" table:style-name="ce6">
            <text:p>31</text:p>
          </table:table-cell>
          <table:table-cell office:value-type="percentage" office:value="0.97894503811700673" table:style-name="ce18">
            <text:p>98%</text:p>
          </table:table-cell>
          <table:table-cell table:number-columns-repeated="16378"/>
        </table:table-row>
        <table:table-row table:style-name="ro3">
          <table:table-cell office:value-type="string" table:style-name="ce17">
            <text:p>Social services (million ha)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percentage" office:value="5.4286680095150287E-2" table:style-name="ce18">
            <text:p>5%</text:p>
          </table:table-cell>
          <table:table-cell table:number-columns-repeated="16378"/>
        </table:table-row>
        <table:table-row table:style-name="ro3">
          <table:table-cell office:value-type="string" table:style-name="ce17">
            <text:p>Multiple use (million ha)</text:p>
          </table:table-cell>
          <table:table-cell office:value-type="float" office:value="12.676539999999999" table:style-name="ce6">
            <text:p>13</text:p>
          </table:table-cell>
          <table:table-cell office:value-type="float" office:value="10.450959999999998" table:style-name="ce6">
            <text:p>10</text:p>
          </table:table-cell>
          <table:table-cell office:value-type="float" office:value="11.88682" table:style-name="ce6">
            <text:p>12</text:p>
          </table:table-cell>
          <table:table-cell office:value-type="float" office:value="11.84633" table:style-name="ce6">
            <text:p>12</text:p>
          </table:table-cell>
          <table:table-cell office:value-type="percentage" office:value="0.9712241998591945" table:style-name="ce18">
            <text:p>97%</text:p>
          </table:table-cell>
          <table:table-cell table:number-columns-repeated="16378"/>
        </table:table-row>
        <table:table-row table:style-name="ro3">
          <table:table-cell office:value-type="string" table:style-name="ce17">
            <text:p>Other (million ha)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percentage" office:value="0.77766877076472951" table:style-name="ce18">
            <text:p>78%</text:p>
          </table:table-cell>
          <table:table-cell table:number-columns-repeated="16378"/>
        </table:table-row>
        <table:table-row table:style-name="ro3">
          <table:table-cell table:style-name="ce19"/>
          <table:table-cell table:number-columns-repeated="5" table:style-name="ce20"/>
          <table:table-cell table:number-columns-repeated="16378"/>
        </table:table-row>
        <table:table-row table:style-name="ro2">
          <table:table-cell office:value-type="string" table:style-name="ce21">
            <text:p>Variable (unit)</text:p>
          </table:table-cell>
          <table:table-cell office:value-type="float" office:value="1990" table:style-name="ce22">
            <text:p>1990</text:p>
          </table:table-cell>
          <table:table-cell office:value-type="float" office:value="2000" table:style-name="ce22">
            <text:p>2000</text:p>
          </table:table-cell>
          <table:table-cell office:value-type="float" office:value="2010" table:style-name="ce22">
            <text:p>2010</text:p>
          </table:table-cell>
          <table:table-cell office:value-type="float" office:value="2015" table:style-name="ce22">
            <text:p>2015</text:p>
          </table:table-cell>
          <table:table-cell office:value-type="string" table:style-name="ce4">
            <text:p>Data availability<text:s/><text:span text:style-name="T3">2)</text:span>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Private ownership (million ha)</text:p>
          </table:table-cell>
          <table:table-cell office:value-type="float" office:value="77.53943000000001" table:style-name="ce6">
            <text:p>78</text:p>
          </table:table-cell>
          <table:table-cell office:value-type="float" office:value="73.502200000000002" table:style-name="ce6">
            <text:p>74</text:p>
          </table:table-cell>
          <table:table-cell office:value-type="float" office:value="77.430120000000002" table:style-name="ce6">
            <text:p>77</text:p>
          </table:table-cell>
          <table:table-cell office:value-type="float" office:value="84.34008" table:style-name="ce6">
            <text:p>84</text:p>
          </table:table-cell>
          <table:table-cell office:value-type="percentage" office:value="0.98005252633739381" table:style-name="ce18">
            <text:p>98%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Public ownership (million ha)</text:p>
          </table:table-cell>
          <table:table-cell office:value-type="float" office:value="102.7073" table:style-name="ce6">
            <text:p>103</text:p>
          </table:table-cell>
          <table:table-cell office:value-type="float" office:value="104.04490000000001" table:style-name="ce6">
            <text:p>104</text:p>
          </table:table-cell>
          <table:table-cell office:value-type="float" office:value="98.639759999999995" table:style-name="ce6">
            <text:p>99</text:p>
          </table:table-cell>
          <table:table-cell office:value-type="float" office:value="95.35136" table:style-name="ce6">
            <text:p>95</text:p>
          </table:table-cell>
          <table:table-cell office:value-type="percentage" office:value="0.98005252633739381" table:style-name="ce18">
            <text:p>98%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Other/unknown ownership (million ha)</text:p>
          </table:table-cell>
          <table:table-cell office:value-type="float" office:value="4.7275800000000006" table:style-name="ce9">
            <text:p>4.7</text:p>
          </table:table-cell>
          <table:table-cell office:value-type="float" office:value="5.781346256" table:style-name="ce9">
            <text:p>5.8</text:p>
          </table:table-cell>
          <table:table-cell office:value-type="float" office:value="3.9604252959999999" table:style-name="ce9">
            <text:p>4.0</text:p>
          </table:table-cell>
          <table:table-cell office:value-type="float" office:value="1.2078408759999997" table:style-name="ce9">
            <text:p>1.2</text:p>
          </table:table-cell>
          <table:table-cell office:value-type="percentage" office:value="1" table:style-name="ce18">
            <text:p>100%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26">
            <text:p><text:span text:style-name="T5">1)</text:span><text:s text:c="2"/>Data <text:s/>for 2020 are based on countries that reported a complete time series of data and may be slightly<text:s/></text:p>
            <text:p><text:s text:c="5"/>different from the figures presented in the report based on an analysis exclusively of the 2020 data.<text:s/>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style-name="ce24">
            <text:p><text:span text:style-name="T5">2)</text:span><text:s text:c="2"/>Data availability refers to the proportion of the forest area that the reporting countries represent.<text:s/></text:p>
          </table:table-cell>
          <table:table-cell table:number-columns-repeated="4" table:style-name="ce1"/>
          <table:table-cell table:style-name="ce23"/>
          <table:table-cell table:number-columns-repeated="16378"/>
        </table:table-row>
        <table:table-row table:style-name="ro3">
          <table:table-cell office:value-type="string" table:style-name="ce24">
            <text:p><text:span text:style-name="T5">3)</text:span><text:s text:c="2"/>Missing values have been filled with FAO estimates</text:p>
          </table:table-cell>
          <table:table-cell table:number-columns-repeated="16383"/>
        </table:table-row>
        <table:table-row table:number-rows-repeated="104854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number number:decimal-places="1" number:min-integer-digits="1" number:grouping="true"/>
    </number:number-style>
    <number:percentage-style style:name="N37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ercent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Orjan Jonsson (FOA)</meta:initial-creator>
    <dc:creator>Pekkarinen, Anssi (FOA)</dc:creator>
    <meta:creation-date>2019-11-28T13:43:02Z</meta:creation-date>
    <dc:date>2020-07-20T07:56:55Z</dc:date>
    <meta:print-date>2020-01-14T18:33:26Z</meta:print-date>
  </office:meta>
</office:document-meta>
</file>